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A000000384214D16C916072521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e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standard" draw:layer="layout" svg:width="25.198cm" svg:height="1.94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9</text:p>
              </table:table-cell>
              <table:table-cell>
                <text:p>8</text:p>
              </table:table-cell>
              <table:table-cell>
                <text:p>7</text:p>
              </table:table-cell>
              <table:table-cell>
                <text:p>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</text:p>
          </draw:text-box>
        </draw:frame>
        <draw:frame draw:style-name="gr3" draw:text-style-name="P2" draw:layer="layout" svg:width="14.615cm" svg:height="9.134cm" svg:x="6.691cm" svg:y="3.685cm" presentation:class="graphic">
          <draw:image xlink:href="Pictures/10000000000005A000000384214D16C9160725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0:13:21.029603342</meta:creation-date>
    <dc:date>2018-11-06T10:15:26.537841781</dc:date>
    <meta:editing-duration>PT2M7S</meta:editing-duration>
    <meta:editing-cycles>1</meta:editing-cycles>
    <meta:document-statistic meta:object-count="37"/>
    <meta:generator>LibreOfficeDev/6.2.0.0.alpha1$Linux_X86_64 LibreOffice_project/7cf6cee97bc05512fae482733ee45f039e9d216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9cm" svg:y="3.77cm" style:legend-expansion="high" chart:style-name="ch2"/>
        <chart:plot-area chart:style-name="ch3" chart:data-source-has-labels="both" svg:x="0.504cm" svg:y="0.182cm" svg:width="21.982cm" svg:height="8.771cm">
          <chartooo:coordinate-region svg:x="1.125cm" svg:y="0.381cm" svg:width="21.361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2.0.0.alpha1$Linux_X86_64 LibreOffice_project/7cf6cee97bc05512fae482733ee45f039e9d21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